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E8000009C4DB7C7F139920BDAA.png" manifest:media-type="image/png"/>
  <manifest:file-entry manifest:full-path="Pictures/10000201000009C40000010A9D65680026BA471D.png" manifest:media-type="image/png"/>
  <manifest:file-entry manifest:full-path="Pictures/10000000000009C4000001A9EA597921C93DB6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Arial1" svg:font-family="Arial" style:font-pitch="variable"/>
    <style:font-face style:name="PT Serif1" svg:font-family="'PT Serif'" style:font-pitch="variable"/>
    <style:font-face style:name="Montserrat" svg:font-family="Montserrat" style:font-family-generic="roman" style:font-pitch="variable"/>
    <style:font-face style:name="Old Standard TT" svg:font-family="'Old Standard TT'"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Old Standard TT1" svg:font-family="'Old Standard TT'" style:font-family-generic="system" style:font-pitch="variable"/>
    <style:font-face style:name="PT Serif2" svg:font-family="'PT Serif'" style:font-family-generic="system" style:font-pitch="variable"/>
  </office:font-face-decls>
  <office:automatic-styles>
    <style:style style:name="Table1" style:family="table">
      <style:table-properties style:width="15.24cm" fo:margin-left="1.446cm" fo:margin-top="0cm" fo:margin-bottom="0cm" fo:break-before="auto" fo:break-after="auto" table:align="left"/>
    </style:style>
    <style:style style:name="Table1.A" style:family="table-column">
      <style:table-column-properties style:column-width="15.2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1.446cm" fo:margin-top="0cm" fo:margin-bottom="0cm" fo:break-before="auto" fo:break-after="auto"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24cm" fo:margin-left="1.446cm" fo:margin-top="0cm" fo:margin-bottom="0cm" fo:break-before="auto" fo:break-after="auto" table:align="left"/>
    </style:style>
    <style:style style:name="Table3.A" style:family="table-column">
      <style:table-column-properties style:column-width="15.24cm"/>
    </style:style>
    <style:style style:name="Table3.1" style:family="table-row">
      <style:table-row-properties style:min-row-height="1.323cm" fo:keep-together="auto"/>
    </style:style>
    <style:style style:name="Table3.A1" style:family="table-cell">
      <style:table-cell-properties style:vertical-align="" fo:padding="0.176cm" fo:border="1pt solid #000000"/>
    </style:style>
    <style:style style:name="Table4" style:family="table">
      <style:table-properties style:width="15.24cm" fo:margin-left="1.446cm" fo:margin-top="0cm" fo:margin-bottom="0cm" fo:break-before="auto" fo:break-after="auto" table:align="left"/>
    </style:style>
    <style:style style:name="Table4.A" style:family="table-column">
      <style:table-column-properties style:column-width="15.24cm"/>
    </style:style>
    <style:style style:name="Table4.1" style:family="table-row">
      <style:table-row-properties style:min-row-height="1.323cm" fo:keep-together="auto"/>
    </style:style>
    <style:style style:name="Table4.A1" style:family="table-cell">
      <style:table-cell-properties style:vertical-align="" fo:padding="0.176cm" fo:border="1pt solid #000000"/>
    </style:style>
    <style:style style:name="Table5" style:family="table">
      <style:table-properties style:width="15.24cm" fo:margin-left="1.446cm" fo:margin-top="0cm" fo:margin-bottom="0cm" fo:break-before="auto" fo:break-after="auto" table:align="left"/>
    </style:style>
    <style:style style:name="Table5.A" style:family="table-column">
      <style:table-column-properties style:column-width="15.24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24cm" fo:margin-left="1.446cm" fo:margin-top="0cm" fo:margin-bottom="0cm" fo:break-before="auto" fo:break-after="auto" table:align="left"/>
    </style:style>
    <style:style style:name="Table6.A" style:family="table-column">
      <style:table-column-properties style:column-width="15.24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24cm" fo:margin-left="1.446cm" fo:margin-top="0cm" fo:margin-bottom="0cm" fo:break-before="auto" fo:break-after="auto" table:align="left"/>
    </style:style>
    <style:style style:name="Table7.A" style:family="table-column">
      <style:table-column-properties style:column-width="15.24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24cm" fo:margin-left="1.446cm" fo:margin-top="0cm" fo:margin-bottom="0cm" fo:break-before="auto" fo:break-after="auto" table:align="left"/>
    </style:style>
    <style:style style:name="Table8.A" style:family="table-column">
      <style:table-column-properties style:column-width="15.24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P1" style:family="paragraph" style:parent-style-name="Heading_20_6">
      <style:paragraph-properties fo:margin-top="0cm" fo:margin-bottom="0cm" style:contextual-spacing="false" fo:line-height="100%" fo:break-before="auto" fo:break-after="auto" fo:padding="0cm" fo:border="none"/>
      <style:text-properties fo:color="#ffffff" loext:opacity="100%"/>
    </style:style>
    <style:style style:name="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P3"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font-size="9pt" style:font-size-asian="9pt" style:font-size-complex="9pt"/>
    </style:style>
    <style:style style:name="P4"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color="#999999" loext:opacity="100%" fo:font-size="9pt" style:font-size-asian="9pt" style:font-size-complex="9pt"/>
    </style:style>
    <style:style style:name="P5" style:family="paragraph" style:parent-style-name="Heading_20_6">
      <style:paragraph-properties fo:break-before="auto" fo:break-after="auto" fo:padding="0cm" fo:border="none"/>
    </style:style>
    <style:style style:name="P6" style:family="paragraph" style:parent-style-name="Standard">
      <style:paragraph-properties fo:text-align="center" style:justify-single-word="false" fo:break-before="auto" fo:break-after="auto"/>
    </style:style>
    <style:style style:name="P7" style:family="paragraph" style:parent-style-name="Standard">
      <style:paragraph-properties fo:margin-left="1.27cm" fo:margin-right="-0.026cm" fo:line-height="115%" fo:text-indent="0cm" style:auto-text-indent="false" fo:break-before="auto" fo:break-after="auto"/>
    </style:style>
    <style:style style:name="P8" style:family="paragraph" style:parent-style-name="Standard">
      <style:paragraph-properties fo:margin-left="1.27cm" fo:margin-right="-0.026cm" fo:line-height="100%" fo:text-indent="0cm" style:auto-text-indent="false" fo:break-before="auto" fo:break-after="auto"/>
    </style:style>
    <style:style style:name="P9"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10" style:family="paragraph" style:parent-style-name="Heading_20_3">
      <style:paragraph-properties fo:margin-left="0cm" fo:margin-right="-0.026cm" fo:text-indent="0cm" style:auto-text-indent="false" fo:break-before="auto" fo:break-after="auto"/>
      <style:text-properties style:font-name="Montserrat" style:font-name-asian="Montserrat1" style:font-name-complex="Montserrat1"/>
    </style:style>
    <style:style style:name="P11" style:family="paragraph" style:parent-style-name="Standard" style:master-page-name="First_20_Page">
      <style:paragraph-properties fo:margin-top="0cm" fo:margin-bottom="0cm" style:contextual-spacing="false" fo:line-height="100%" fo:text-align="center" style:justify-single-word="false" style:page-number="1" fo:break-before="auto" fo:break-after="auto" fo:padding="0cm" fo:border="none"/>
      <style:text-properties style:font-name="Old Standard TT" fo:font-weight="bold" style:font-name-asian="Old Standard TT1" style:font-weight-asian="bold" style:font-name-complex="Old Standard TT1"/>
    </style:style>
    <style:style style:name="P12" style:family="paragraph" style:parent-style-name="Standard" style:list-style-name="WWNum1">
      <style:paragraph-properties fo:margin-left="1.27cm" fo:margin-right="-0.026cm" fo:line-height="115%" fo:text-indent="-0.635cm" style:auto-text-indent="false" fo:break-before="auto" fo:break-after="auto"/>
      <style:text-properties style:font-name="Montserrat" style:font-name-asian="Montserrat1" style:font-name-complex="Montserrat1"/>
    </style:style>
    <style:style style:name="P13" style:family="paragraph" style:parent-style-name="Standard" style:list-style-name="WWNum1">
      <style:paragraph-properties fo:margin-left="1.27cm" fo:margin-right="-0.026cm" fo:line-height="100%" fo:text-indent="-0.635cm" style:auto-text-indent="false" fo:break-before="auto" fo:break-after="auto"/>
      <style:text-properties style:font-name="Montserrat" style:font-name-asian="Montserrat1" style:font-name-complex="Montserrat1"/>
    </style:style>
    <style:style style:name="P14" style:family="paragraph" style:parent-style-name="Standard" style:list-style-name="WWNum1">
      <style:paragraph-properties fo:margin-left="1.27cm" fo:margin-right="-0.026cm" fo:margin-top="0.353cm" fo:margin-bottom="0cm" style:contextual-spacing="false" fo:line-height="100%" fo:text-indent="-0.635cm" style:auto-text-indent="false" fo:break-before="auto" fo:break-after="auto"/>
      <style:text-properties style:font-name="Montserrat" style:font-name-asian="Montserrat1" style:font-name-complex="Montserrat1"/>
    </style:style>
    <style:style style:name="P15" style:family="paragraph" style:parent-style-name="Standard" style:list-style-name="WWNum1">
      <style:paragraph-properties fo:margin-left="1.27cm" fo:margin-right="-0.026cm" fo:margin-top="0cm" fo:margin-bottom="0cm" style:contextual-spacing="false" fo:line-height="100%" fo:text-indent="-0.635cm" style:auto-text-indent="false" fo:break-before="auto" fo:break-after="auto"/>
      <style:text-properties style:font-name="Montserrat" style:font-name-asian="Montserrat1" style:font-name-complex="Montserrat1"/>
    </style:style>
    <style:style style:name="P1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style:font-name="Montserrat" style:font-name-asian="Montserrat1" style:font-name-complex="Montserrat1"/>
    </style:style>
    <style:style style:name="P17" style:family="paragraph" style:parent-style-name="Standard">
      <style:paragraph-properties fo:margin-left="0cm" fo:margin-right="0cm" fo:margin-top="0cm" fo:margin-bottom="0cm" style:contextual-spacing="false" fo:line-height="115%" fo:orphans="0" fo:widows="0" fo:text-indent="0cm" style:auto-text-indent="false"/>
      <style:text-properties style:font-name="Montserrat" style:font-name-asian="Montserrat1" style:font-name-complex="Montserrat1"/>
    </style:style>
    <style:style style:name="P18" style:family="paragraph" style:parent-style-name="Standard" style:list-style-name="WWNum1">
      <style:paragraph-properties fo:margin-left="2.54cm" fo:margin-right="-0.026cm" fo:margin-top="0cm" fo:margin-bottom="0cm" style:contextual-spacing="false" fo:line-height="100%" fo:text-indent="-0.635cm" style:auto-text-indent="false" fo:break-before="auto" fo:break-after="auto"/>
      <style:text-properties style:font-name="Montserrat" style:font-name-asian="Montserrat1" style:font-name-complex="Montserrat1"/>
    </style:style>
    <style:style style:name="P19" style:family="paragraph" style:parent-style-name="Standard">
      <style:paragraph-properties fo:margin-left="1.27cm" fo:margin-right="-0.026cm" fo:line-height="100%" fo:text-indent="0cm" style:auto-text-indent="false" fo:break-before="auto" fo:break-after="auto"/>
      <style:text-properties style:font-name="Montserrat" style:font-name-asian="Montserrat1" style:font-name-complex="Montserrat1"/>
    </style:style>
    <style:style style:name="P20" style:family="paragraph">
      <loext:graphic-properties draw:fill="none"/>
      <style:paragraph-properties fo:text-align="start"/>
      <style:text-properties fo:font-size="18pt"/>
    </style:style>
    <style:style style:name="P21" style:family="paragraph">
      <style:paragraph-properties fo:margin-top="0cm" fo:margin-bottom="0cm" fo:line-height="100%" fo:text-align="center"/>
    </style:style>
    <style:style style:name="P22" style:family="paragraph">
      <loext:graphic-properties draw:fill="solid" draw:fill-color="#ffffff"/>
      <style:paragraph-properties fo:margin-top="0cm" fo:margin-bottom="0cm" fo:line-height="100%" fo:text-align="center"/>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solid" draw:fill-color="#ffffff" draw:textarea-vertical-align="middle" draw:auto-grow-height="false" draw:fit-to-size="false" style:shrink-to-fit="false" fo:min-height="0.445cm" fo:min-width="14.591cm" fo:padding-top="0.254cm" fo:padding-bottom="0.254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0"><text:bookmark text:name="_xi7f2s3id44x"/><text:soft-page-break/>EJERCICIOS - LEVEL 2</text:p>
      <text:list xml:id="list1841221819" text:style-name="WWNum1">
        <text:list-item>
          <text:p text:style-name="P12">Crear un ArrayList y cargarlo con tus ciudades favoritas de Argentina, luego imprimir por pantalla el ranking</text:p>
        </text:list-item>
      </text:list>
      <text:p text:style-name="P7"><text:span text:style-name="T2">Input (Entrada)</text:span><text:span text:style-name="T1">:</text:span></text:p>
      <table:table table:name="Table1" table:style-name="Table1">
        <table:table-column table:style-name="Table1.A"/>
        <table:table-row table:style-name="Table1.1">
          <table:table-cell table:style-name="Table1.A1" office:value-type="string">
            <text:p text:style-name="P16">Bariloche<text:line-break/>Córdoba<text:line-break/>Resistencia</text:p>
          </table:table-cell>
        </table:table-row>
      </table:table>
      <text:p text:style-name="P7"><text:span text:style-name="T2">Output (Salida)</text:span><text:span text:style-name="T1">:</text:span></text:p>
      <table:table table:name="Table2" table:style-name="Table2">
        <table:table-column table:style-name="Table2.A"/>
        <table:table-row table:style-name="Table2.1">
          <table:table-cell table:style-name="Table2.A1" office:value-type="string">
            <text:p text:style-name="P17">#1 - Bariloche<text:line-break/>#2 - Córdoba<text:line-break/>#3 - Resistencia</text:p>
          </table:table-cell>
        </table:table-row>
      </table:table>
      <text:list xml:id="list100036433099728" text:continue-numbering="true" text:style-name="WWNum1">
        <text:list-item>
          <text:p text:style-name="P14">Crear un ArrayList, agregar 5 números enteros. Luego, agregar un número entero al principio de la lista y otro al final. Por último, iterar e imprimir los elementos de la lista y el tamaño de la misma (antes y después de agregar a en la primera y última posición).</text:p>
        </text:list-item>
        <text:list-item>
          <text:p text:style-name="P15">Crear una lista que contenga como elementos la numeración de cartas de una baraja francesa (solo los valores, no figuras). Se deberá cargar el ArrayList (en orden), imprimir, imprimir en orden inverso (reverse), desordenar (mezclar) el arrayList y volver a imprimir.</text:p>
        </text:list-item>
      </text:list>
      <table:table table:name="Table3" table:style-name="Table3">
        <table:table-column table:style-name="Table3.A"/>
        <table:table-row table:style-name="Table3.1">
          <table:table-cell table:style-name="Table3.A1" office:value-type="string">
            <text:p text:style-name="P9"><text:span text:style-name="T2">Ayuda</text:span><text:span text:style-name="T1">: ArrayList implementa la interface Collection, existe algún método que me permita hacer la operación sort (mezclar) aleatoriamente? Idem para el reverso</text:span></text:p>
          </table:table-cell>
        </table:table-row>
      </table:table>
      <text:list xml:id="list100035206988501" text:continue-numbering="true" text:style-name="WWNum1">
        <text:list-item>
          <text:p text:style-name="P13">Cargar un arrayList con 12 nombres de estudiantes (String), luego separarlos en 3 cursos (3 arrayList) e imprimir dichos cursos.</text:p>
        </text:list-item>
      </text:list>
      <table:table table:name="Table4" table:style-name="Table4">
        <table:table-column table:style-name="Table4.A"/>
        <table:table-row table:style-name="Table4.1">
          <table:table-cell table:style-name="Table4.A1" office:value-type="string">
            <text:p text:style-name="P9"><text:span text:style-name="T2">Ayuda</text:span><text:span text:style-name="T1">: ArrayList posee un método para particionar en sub-listas?</text:span></text:p>
          </table:table-cell>
        </table:table-row>
      </table:table>
      <text:list xml:id="list100035541669154" text:continue-numbering="true" text:style-name="WWNum1">
        <text:list-item>
          <text:p text:style-name="P13">Dados 2 ArrayList que contienen horas-trabajadas (array1) y valor-por-hora(array2) del resumen de carga de horas semanal de un empleado. Se debe generar otra lista que contenga los totales y luego imprimir el total final a cobrar.</text:p>
        </text:list-item>
      </text:list>
      <text:p text:style-name="P7"><text:span text:style-name="T2">Input (Entrada)</text:span><text:span text:style-name="T1">:</text:span></text:p>
      <table:table table:name="Table5" table:style-name="Table5">
        <table:table-column table:style-name="Table5.A"/>
        <table:table-row table:style-name="Table5.1">
          <table:table-cell table:style-name="Table5.A1" office:value-type="string">
            <text:p text:style-name="P17">[6, 7, 8, 4, 5]<text:line-break/><text:soft-page-break/>[350, 345, 550, 600, 320]<text:line-break/><text:line-break/>## Los arrays son iguales y corresponden a los días trabajados de una semana Lun-Vie.</text:p>
          </table:table-cell>
        </table:table-row>
      </table:table>
      <text:p text:style-name="P7"><text:span text:style-name="T2">Output (Salida)</text:span><text:span text:style-name="T1">:</text:span></text:p>
      <table:table table:name="Table6" table:style-name="Table6">
        <table:table-column table:style-name="Table6.A"/>
        <table:table-row table:style-name="Table6.1">
          <table:table-cell table:style-name="Table6.A1" office:value-type="string">
            <text:p text:style-name="P17">[2100, 2415, 4400, 2400, 1600]<text:line-break/>Total Final: $ 12915</text:p>
          </table:table-cell>
        </table:table-row>
      </table:table>
      <text:list xml:id="list100035914365321" text:continue-numbering="true" text:style-name="WWNum1">
        <text:list-item>
          <text:p text:style-name="P14">Se dispone de una lista de Empleados, de cada empleado se conoce:</text:p>
          <text:list>
            <text:list-item>
              <text:p text:style-name="P18">Nombre y Apellido</text:p>
            </text:list-item>
            <text:list-item>
              <text:p text:style-name="P18">DNI</text:p>
            </text:list-item>
            <text:list-item>
              <text:p text:style-name="P18">horasTrabajadas</text:p>
            </text:list-item>
            <text:list-item>
              <text:p text:style-name="P18">valorPorHora</text:p>
            </text:list-item>
          </text:list>
        </text:list-item>
      </text:list>
      <text:p text:style-name="P19">Todos los empleados están cargados en un Set (HashSet), se desea calcular el sueldo (horasTrabajadas x valorPorHora) de toda esa lista para luego almacenar en un Map (o Diccionario) donde la clave (key) es el dni y el valor (value) es el sueldo calculado. </text:p>
      <text:list xml:id="list100036180403393" text:continue-numbering="true" text:style-name="WWNum1">
        <text:list-item>
          <text:p text:style-name="P13">Crear una función que dado 2 argumentos (int, siendo el primero menor al segundo), nos devuelva un array de Strings. Con la secuencia de números enteros de principio a final. Pero si el número es multiplo de 2 colocara el valor “Fizz”, si es múltiplo de 3 “Buzz” y si es a la vez múltiplo de ambos colocara “FizzBuzz”. <text:line-break/>Observacion: Los 2 argumentos indican con que valor se arranca a calcular y el segundo con qué valor debe frenar (no se incluye en el cálculo)<text:line-break/>Ejemplo: (1, 5) ----&gt; calculará valores de 1, 2, 3, 4 </text:p>
        </text:list-item>
      </text:list>
      <text:p text:style-name="P7"><text:span text:style-name="T2">Input (Entrada)</text:span><text:span text:style-name="T1">:</text:span></text:p>
      <table:table table:name="Table7" table:style-name="Table7">
        <table:table-column table:style-name="Table7.A"/>
        <table:table-row table:style-name="Table7.1">
          <table:table-cell table:style-name="Table7.A1" office:value-type="string">
            <text:p text:style-name="P17">fizzBuzzFuncion(1,6) <text:s text:c="3"/>// 6 si marca el límite y no se lo incluye<text:line-break/>fizzBuzzFuncion(1,8)</text:p>
          </table:table-cell>
        </table:table-row>
      </table:table>
      <text:p text:style-name="P7"><text:span text:style-name="T2">Output (Salida)</text:span><text:span text:style-name="T1">:</text:span></text:p>
      <table:table table:name="Table8" table:style-name="Table8">
        <table:table-column table:style-name="Table8.A"/>
        <table:table-row table:style-name="Table8.1">
          <table:table-cell table:style-name="Table8.A1" office:value-type="string">
            <text:p text:style-name="P17">[“1”, “Fizz”, “Buzz”, “Fizz”, 5]<text:line-break/>[“1”, “Fizz”, “Buzz”, “Fizz”, “5”, “FizzBuzz”, “7”]</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Arial1" svg:font-family="Arial" style:font-pitch="variable"/>
    <style:font-face style:name="PT Serif1" svg:font-family="'PT Serif'" style:font-pitch="variable"/>
    <style:font-face style:name="Montserrat" svg:font-family="Montserrat" style:font-family-generic="roman" style:font-pitch="variable"/>
    <style:font-face style:name="Old Standard TT" svg:font-family="'Old Standard TT'"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Old Standard TT1" svg:font-family="'Old Standard TT'" style:font-family-generic="system" style:font-pitch="variable"/>
    <style:font-face style:name="PT Serif2" svg:font-family="'PT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T Serif" fo:font-size="11pt" fo:language="es" fo:country="none" style:letter-kerning="false" style:font-name-asian="PT Serif2" style:font-size-asian="11pt" style:language-asian="zh" style:country-asian="CN" style:font-name-complex="PT Serif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PT Serif" fo:font-size="11pt" fo:language="es" fo:country="none" style:letter-kerning="false" style:font-name-asian="PT Serif2" style:font-size-asian="11pt" style:language-asian="zh" style:country-asian="CN" style:font-name-complex="PT Serif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026cm" fo:margin-top="0.353cm" fo:margin-bottom="0cm" style:contextual-spacing="false" fo:line-height="13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64cm" fo:margin-bottom="0cm" style:contextual-spacing="false" fo:line-height="100%" fo:keep-together="always" fo:break-before="auto" fo:break-after="auto" fo:keep-with-next="always"/>
      <style:text-properties style:font-name="Old Standard TT" fo:font-family="'Old Standard TT'" style:font-family-generic="roman" style:font-pitch="variable" fo:font-size="18pt" fo:font-weight="bold" style:font-name-asian="Old Standard TT1" style:font-family-asian="'Old Standard TT'" style:font-family-generic-asian="system" style:font-pitch-asian="variable" style:font-size-asian="18pt" style:font-weight-asian="bold" style:font-name-complex="Old Standard TT1" style:font-family-complex="'Old Standard TT'"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847cm" fo:margin-bottom="0cm" style:contextual-spacing="false" fo:line-height="100%" fo:keep-together="always" fo:break-before="auto" fo:break-after="auto" fo:keep-with-next="always"/>
      <style:text-properties style:font-name="Old Standard TT" fo:font-family="'Old Standard TT'" style:font-family-generic="roman" style:font-pitch="variable" fo:font-size="14pt" fo:font-weight="bold" style:font-name-asian="Old Standard TT1" style:font-family-asian="'Old Standard TT'" style:font-family-generic-asian="system" style:font-pitch-asian="variable" style:font-size-asian="14pt" style:font-weight-asian="bold" style:font-name-complex="Old Standard TT1" style:font-family-complex="'Old Standard T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1.376cm" fo:line-height="100%" fo:keep-together="always" fo:orphans="0" fo:widows="0" fo:text-indent="0cm" style:auto-text-indent="false" fo:break-before="auto" fo:break-after="auto" fo:keep-with-next="always"/>
      <style:text-properties fo:color="#01857b" loext:opacity="100%" style:font-name="Old Standard TT" fo:font-family="'Old Standard TT'" style:font-family-generic="roman" style:font-pitch="variable" fo:font-size="13pt" fo:font-weight="bold" style:font-name-asian="Old Standard TT1" style:font-family-asian="'Old Standard TT'" style:font-family-generic-asian="system" style:font-pitch-asian="variable" style:font-size-asian="13pt" style:font-weight-asian="bold" style:font-name-complex="Old Standard TT1" style:font-family-complex="'Old Standard TT'"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line-height="100%" fo:keep-together="always" fo:break-before="auto" fo:break-after="auto" fo:keep-with-next="always"/>
      <style:text-properties fo:color="#01857b" loext:opacity="100%"/>
    </style:style>
    <style:style style:name="Heading_20_5" style:display-name="Heading 5" style:family="paragraph" style:parent-style-name="normal" style:next-style-name="Standard" style:default-outline-level="" style:class="text">
      <style:paragraph-properties fo:margin-left="-0.079cm" fo:margin-right="1.693cm" fo:margin-top="0cm" fo:margin-bottom="0cm" style:contextual-spacing="false" fo:line-height="100%" fo:keep-together="always" fo:orphans="0" fo:widows="0" fo:text-indent="0cm" style:auto-text-indent="false" fo:break-before="auto" fo:break-after="auto" fo:keep-with-next="always"/>
      <style:text-properties style:font-name="Old Standard TT" fo:font-family="'Old Standard TT'" style:font-family-generic="roman" style:font-pitch="variable" style:font-name-asian="Old Standard TT1" style:font-family-asian="'Old Standard TT'" style:font-family-generic-asian="system" style:font-pitch-asian="variable" style:font-name-complex="Old Standard TT1" style:font-family-complex="'Old Standard TT'" style:font-family-generic-complex="system" style:font-pitch-complex="variable"/>
    </style:style>
    <style:style style:name="Heading_20_6" style:display-name="Heading 6" style:family="paragraph" style:parent-style-name="normal" style:next-style-name="Standard" style:default-outline-level="" style:class="text">
      <style:paragraph-properties fo:line-height="100%" fo:keep-together="always" fo:break-before="auto" fo:break-after="auto" fo:keep-with-next="always"/>
      <style:text-properties fo:color="#666666" loext:opacity="100%" style:font-name="Old Standard TT" fo:font-family="'Old Standard TT'" style:font-family-generic="roman" style:font-pitch="variable" fo:font-size="6pt" style:font-name-asian="Old Standard TT1" style:font-family-asian="'Old Standard TT'" style:font-family-generic-asian="system" style:font-pitch-asian="variable" style:font-size-asian="6pt" style:font-name-complex="Old Standard TT1" style:font-family-complex="'Old Standard TT'" style:font-family-generic-complex="system" style:font-pitch-complex="variable" style:font-size-complex="6pt"/>
    </style:style>
    <style:style style:name="Title" style:family="paragraph" style:parent-style-name="normal" style:next-style-name="Standard" style:default-outline-level="" style:class="chapter">
      <style:paragraph-properties fo:margin-top="0.564cm" fo:margin-bottom="0cm" style:contextual-spacing="false" fo:line-height="100%" fo:break-before="auto" fo:break-after="auto"/>
      <style:text-properties fo:color="#00a797" loext:opacity="100%" style:font-name="Old Standard TT" fo:font-family="'Old Standard TT'" style:font-family-generic="roman" style:font-pitch="variable" fo:font-size="36pt" fo:font-weight="bold" style:font-name-asian="Old Standard TT1" style:font-family-asian="'Old Standard TT'" style:font-family-generic-asian="system" style:font-pitch-asian="variable" style:font-size-asian="36pt" style:font-weight-asian="bold" style:font-name-complex="Old Standard TT1" style:font-family-complex="'Old Standard TT'"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564cm" fo:margin-bottom="0cm" style:contextual-spacing="false" fo:line-height="100%" fo:break-before="auto" fo:break-after="auto"/>
      <style:text-properties style:font-name="Old Standard TT" fo:font-family="'Old Standard TT'" style:font-family-generic="roman" style:font-pitch="variable" fo:font-size="13pt" fo:font-weight="bold" style:font-name-asian="Old Standard TT1" style:font-family-asian="'Old Standard TT'" style:font-family-generic-asian="system" style:font-pitch-asian="variable" style:font-size-asian="13pt" style:font-weight-asian="bold" style:font-name-complex="Old Standard TT1" style:font-family-complex="'Old Standard TT'"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font-name="Montserrat" fo:font-family="Montserrat"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6">
      <style:paragraph-properties fo:margin-top="0cm" fo:margin-bottom="0cm" style:contextual-spacing="false" fo:line-height="100%" fo:break-before="auto" fo:break-after="auto" fo:padding="0cm" fo:border="none"/>
      <style:text-properties fo:color="#ffffff" loext:opacity="100%"/>
    </style:style>
    <style:style style:name="MP2" style:family="paragraph" style:parent-style-name="Heading_20_6">
      <style:paragraph-properties fo:break-before="auto" fo:break-after="auto" fo:padding="0cm" fo:border="none"/>
    </style:style>
    <style:style style:name="MP3" style:family="paragraph" style:parent-style-name="Standard">
      <style:paragraph-properties fo:text-align="center" style:justify-single-word="false" fo:break-before="auto" fo:break-after="auto"/>
    </style:style>
    <style:style style:name="MP4"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style>
    <style:style style:name="MP7" style:family="paragraph">
      <loext:graphic-properties draw:fill="solid" draw:fill-color="#ffffff"/>
      <style:paragraph-properties fo:margin-top="0cm" fo:margin-bottom="0cm" fo:line-height="100%" fo:text-align="center"/>
    </style:style>
    <style:style style:name="MP8"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font-size="9pt" style:font-size-asian="9pt" style:font-size-complex="9pt"/>
    </style:style>
    <style:style style:name="MP9"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color="#999999" loext:opacity="100%" fo:font-size="9pt" style:font-size-asian="9pt" style:font-size-complex="9pt"/>
    </style:style>
    <style:style style:name="M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solid" draw:fill-color="#ffffff" draw:textarea-vertical-align="middle" draw:auto-grow-height="false" draw:fit-to-size="false" style:shrink-to-fit="false" fo:min-height="0.445cm" fo:min-width="14.591cm" fo:padding-top="0.254cm" fo:padding-bottom="0.254cm" fo:padding-left="0.254cm" fo:padding-right="0.254cm" fo:wrap-option="wrap" style:run-through="background"/>
      <style:paragraph-properties style:writing-mode="lr-tb"/>
    </style:style>
    <style:page-layout style:name="Mpm1">
      <style:page-layout-properties fo:page-width="21.59cm" fo:page-height="27.94cm" style:num-format="1" style:print-orientation="portrait" fo:margin-top="1.752cm" fo:margin-bottom="1.27cm" fo:margin-left="2.54cm" fo:margin-right="2.54cm" fo:background-color="#ffffff" style:writing-mode="lr-tb" style:layout-grid-color="#c0c0c0" style:layout-grid-lines="2543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58cm" fo:margin-left="0cm" fo:margin-right="0cm" fo:margin-top="0.658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draw:frame draw:style-name="Mfr1" draw:name="image2.png" text:anchor-type="char" svg:x="-2.514cm" svg:y="-1.748cm" svg:width="21.65cm" svg:height="3.678cm" draw:z-index="1"><draw:image xlink:href="Pictures/10000000000009C4000001A9EA597921C93DB6B3.png" xlink:type="simple" xlink:show="embed" xlink:actuate="onLoad" draw:mime-type="image/png"/><svg:desc>D:\NOE\INFORMATORIO\Encabezados INFO-02 (1).png</svg:desc></draw:frame></text:p>
        <text:p text:style-name="MP2"><text:bookmark text:name="_1t3h5sf"/></text:p>
      </style:header>
      <style:footer>
        <text:p text:style-name="MP3"/>
        <text:p text:style-name="MP3"><draw:frame draw:style-name="Mfr2" draw:name="image3.png" text:anchor-type="as-char" svg:width="16.51cm" svg:height="1.746cm" draw:z-index="3"><draw:image xlink:href="Pictures/10000201000009C40000010A9D65680026BA471D.png" xlink:type="simple" xlink:show="embed" xlink:actuate="onLoad" draw:mime-type="image/png"/><svg:desc>D:\NOE\INFORMATORIO\Encabezados INFO-03 (2).png</svg:desc></draw:frame></text:p>
      </style:footer>
    </style:master-page>
    <style:master-page style:name="First_20_Page" style:display-name="First Page" style:page-layout-name="Mpm1" draw:style-name="Mdp1" style:next-style-name="Standard">
      <style:header>
        <text:p text:style-name="MP4"><draw:g text:anchor-type="paragraph" draw:z-index="4" draw:name="Image1" draw:style-name="Mgr1"><draw:frame draw:name="Shape 2" draw:style-name="Mgr2" draw:text-style-name="MP5" svg:width="21.67cm" svg:height="30.574cm" svg:x="0.026cm" svg:y="-0.039cm"><draw:image xlink:href="Pictures/10000000000006E8000009C4DB7C7F139920BDAA.png" xlink:type="simple" xlink:show="embed" xlink:actuate="onLoad" draw:mime-type="image/png"><text:p/></draw:image></draw:frame><draw:custom-shape draw:name="Shape 3" draw:style-name="Mgr3" draw:text-style-name="MP7" svg:width="15.098cm" svg:height="0.952cm" svg:x="3.901cm" svg:y="17.48cm"><text:p text:style-name="MP6"><text:span text:style-name="MT1">Ejercicios Complementari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8"/>
        <text:p text:style-name="MP9"><text:bookmark text:name="_tyjcw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document-statistic meta:table-count="8" meta:image-count="2" meta:object-count="0" meta:page-count="3" meta:paragraph-count="28" meta:word-count="451" meta:character-count="2661" meta:non-whitespace-character-count="2242"/>
  </office:meta>
</office:document-meta>
</file>